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c1995" officeooo:paragraph-rsid="001c199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db059" officeooo:paragraph-rsid="001db05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1995" officeooo:paragraph-rsid="001c1995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b059" officeooo:paragraph-rsid="001db059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style:font-name="Liberation Serif" fo:font-size="12pt" fo:font-weight="normal" officeooo:rsid="001c1995" officeooo:paragraph-rsid="001c1995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c199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db059"/>
    </style:style>
    <style:style style:name="T5" style:family="text">
      <style:text-properties officeooo:rsid="001f1b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<text:span text:style-name="T1">Start Postgres locally uisng docker</text:span></text:p>
      <text:p text:style-name="P5">sudo docker run --name postgres-cohort -e POSTGRES_PASSWORD=shahwaiz -d -p 5432:5432 postgres</text:p>
      <text:p text:style-name="P5"/>
      <text:p text:style-name="P3">//<text:span text:style-name="T1">Connetction String</text:span></text:p>
      <text:p text:style-name="P8">postgresql://postgres:shahwaiz@localhost:5432/postgres</text:p>
      <text:p text:style-name="P6"/>
      <text:p text:style-name="P6"/>
      <text:p text:style-name="P2">//PSQL URL</text:p>
      <text:p text:style-name="P6">psql -h localhost -d postgres -U postgres -p 5432 <text:s/>(run in terminal)</text:p>
      <text:p text:style-name="P6"/>
      <text:p text:style-name="P2">//Postgres Schema</text:p>
      <text:p text:style-name="P6">CREATE TABLE users (</text:p>
      <text:p text:style-name="P6"><text:s text:c="4"/>id SERIAL PRIMARY KEY,</text:p>
      <text:p text:style-name="P6"><text:s text:c="4"/>username VARCHAR(50) UNIQUE NOT NULL,</text:p>
      <text:p text:style-name="P6"><text:s text:c="4"/>email VARCHAR(255) UNIQUE NOT NULL,</text:p>
      <text:p text:style-name="P6"><text:s text:c="4"/>password VARCHAR(255) NOT NULL,</text:p>
      <text:p text:style-name="P6"><text:s text:c="4"/>created_at TIMESTAMP WITH TIME ZONE DEFAULT CURRENT_TIMESTAMP</text:p>
      <text:p text:style-name="P6">);</text:p>
      <text:p text:style-name="P6"/>
      <text:p text:style-name="P2">//INSERT</text:p>
      <text:p text:style-name="P6">INSERT INTO users (username, email, password)</text:p>
      <text:p text:style-name="P6">VALUES ('username_here', 'user@example.com', 'user_password');</text:p>
      <text:p text:style-name="P6"/>
      <text:p text:style-name="P2">//UPDATE</text:p>
      <text:p text:style-name="P6">UPDATE users</text:p>
      <text:p text:style-name="P6">SET password = 'new_password' , username=’abcd’</text:p>
      <text:p text:style-name="P6">WHERE email = <text:a xlink:type="simple" xlink:href="mailto:'user@example.com" text:style-name="Internet_20_link" text:visited-style-name="Visited_20_Internet_20_Link">'user@example.com</text:a>';</text:p>
      <text:p text:style-name="P6"/>
      <text:p text:style-name="P2">//DELETE</text:p>
      <text:p text:style-name="P6">DELETE FROM users</text:p>
      <text:p text:style-name="P6">WHERE id = 1;</text:p>
      <text:p text:style-name="P6"/>
      <text:p text:style-name="P6">/<text:span text:style-name="T3">/SELECT</text:span></text:p>
      <text:p text:style-name="P6">SELECT * FROM users</text:p>
      <text:p text:style-name="P6">WHERE id = 1;</text:p>
      <text:p text:style-name="P6"/>
      <text:p text:style-name="P6">(if done SELECT * FROM users; select all users)</text:p>
      <text:p text:style-name="P6">(or SELECT username,email FROM users; only gives username and email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//<text:span text:style-name="T4">Relationship</text:span></text:p>
      <text:p text:style-name="P6">CREATE TABLE users (</text:p>
      <text:p text:style-name="P6"><text:s text:c="4"/>id SERIAL PRIMARY KEY,</text:p>
      <text:p text:style-name="P6"><text:s text:c="4"/>username VARCHAR(50) UNIQUE NOT NULL,</text:p>
      <text:p text:style-name="P6"><text:s text:c="4"/>email VARCHAR(255) UNIQUE NOT NULL,</text:p>
      <text:p text:style-name="P6"><text:s text:c="4"/>password VARCHAR(255) NOT NULL,</text:p>
      <text:p text:style-name="P6"><text:s text:c="4"/>created_at TIMESTAMP WITH TIME ZONE DEFAULT CURRENT_TIMESTAMP</text:p>
      <text:p text:style-name="P6">);</text:p>
      <text:p text:style-name="P6"/>
      <text:p text:style-name="P6">CREATE TABLE addresses (</text:p>
      <text:p text:style-name="P6"><text:s text:c="4"/>id SERIAL PRIMARY KEY,</text:p>
      <text:p text:style-name="P6"><text:s text:c="4"/>user_id INTEGER NOT NULL,</text:p>
      <text:p text:style-name="P6"><text:s text:c="4"/>city VARCHAR(100) NOT NULL,</text:p>
      <text:p text:style-name="P6"><text:s text:c="4"/>country VARCHAR(100) NOT NULL,</text:p>
      <text:p text:style-name="P6"><text:s text:c="4"/>street VARCHAR(255) NOT NULL,</text:p>
      <text:p text:style-name="P6"><text:s text:c="4"/>pincode VARCHAR(20),</text:p>
      <text:p text:style-name="P6"><text:s text:c="4"/>created_at TIMESTAMP WITH TIME ZONE DEFAULT CURRENT_TIMESTAMP,</text:p>
      <text:p text:style-name="P6"><text:s text:c="4"/>FOREIGN KEY (user_id) REFERENCES users(id) ON DELETE CASCADE</text:p>
      <text:p text:style-name="P6">);</text:p>
      <text:p text:style-name="P7">DELETE Caascade means delete addresses when user deleted</text:p>
      <text:p text:style-name="P7"/>
      <text:p text:style-name="P4">//<text:span text:style-name="T5">JOINS</text:span></text:p>
      <text:p text:style-name="P7">SELECT users.id, users.username, users.email, addresses.city, addresses.country, addresses.street, addresses.pincode</text:p>
      <text:p text:style-name="P7">FROM users</text:p>
      <text:p text:style-name="P7">JOIN addresses ON users.id = addresses.user_id</text:p>
      <text:p text:style-name="P7">WHERE users.id = '1'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3T02:19:31.662134040</dc:date>
    <meta:editing-duration>PT4M11S</meta:editing-duration>
    <meta:editing-cycles>1</meta:editing-cycles>
    <meta:document-statistic meta:table-count="0" meta:image-count="0" meta:object-count="0" meta:page-count="2" meta:paragraph-count="53" meta:word-count="228" meta:character-count="1766" meta:non-whitespace-character-count="1519"/>
    <meta:generator>LibreOffice/24.2.6.2$Linux_X86_64 LibreOffice_project/420$Build-2</meta:generator>
  </office:meta>
</office:document-meta>
</file>